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78.98pt" svg:height="381.91pt" svg:x="340.75pt" svg:y="2.83pt">
            <draw:object draw:notify-on-update-of-ranges="Sheet1.A1:Sheet1.A1 Sheet1.A2:Sheet1.A10 Sheet1.B1:Sheet1.B1 Sheet1.B2:Sheet1.B10 Sheet1.C1:Sheet1.C1 Sheet1.C2:Sheet1.C10 Sheet1.A2:Sheet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Cost (USD)</text:p>
          </table:table-cell>
          <table:table-cell office:value-type="string" calcext:value-type="string">
            <text:p>Line of Best Fit</text:p>
          </table:table-cell>
          <table:table-cell table:number-columns-repeated="1021"/>
        </table:table-row>
        <table:table-row table:style-name="ro2"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9.5" calcext:value-type="float">
            <text:p>59.5</text:p>
          </table:table-cell>
          <table:table-cell table:formula="of:=[.$A$20]*[.A2]+[.$A$21]" office:value-type="float" office:value="227.53" calcext:value-type="float">
            <text:p>227.53</text:p>
          </table:table-cell>
          <table:table-cell table:number-columns-repeated="1021"/>
        </table:table-row>
        <table:table-row table:style-name="ro2">
          <table:table-cell table:style-name="ce1" office:value-type="float" office:value="2565" calcext:value-type="float">
            <text:p>2565</text:p>
          </table:table-cell>
          <table:table-cell table:style-name="ce1" office:value-type="float" office:value="509.5" calcext:value-type="float">
            <text:p>509.5</text:p>
          </table:table-cell>
          <table:table-cell table:formula="of:=[.$A$20]*[.A3]+[.$A$21]" office:value-type="float" office:value="673.13" calcext:value-type="float">
            <text:p>673.13</text:p>
          </table:table-cell>
          <table:table-cell table:number-columns-repeated="1021"/>
        </table:table-row>
        <table:table-row table:style-name="ro2"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124.5" calcext:value-type="float">
            <text:p>124.5</text:p>
          </table:table-cell>
          <table:table-cell table:formula="of:=[.$A$20]*[.A4]+[.$A$21]" office:value-type="float" office:value="353.53" calcext:value-type="float">
            <text:p>353.53</text:p>
          </table:table-cell>
          <table:table-cell table:number-columns-repeated="1021"/>
        </table:table-row>
        <table:table-row table:style-name="ro2">
          <table:table-cell table:style-name="ce1" office:value-type="float" office:value="5124" calcext:value-type="float">
            <text:p>5124</text:p>
          </table:table-cell>
          <table:table-cell table:style-name="ce1" office:value-type="float" office:value="1480.4" calcext:value-type="float">
            <text:p>1480.4</text:p>
          </table:table-cell>
          <table:table-cell table:formula="of:=[.$A$20]*[.A5]+[.$A$21]" office:value-type="float" office:value="1184.93" calcext:value-type="float">
            <text:p>1184.93</text:p>
          </table:table-cell>
          <table:table-cell table:number-columns-repeated="1021"/>
        </table:table-row>
        <table:table-row table:style-name="ro2">
          <table:table-cell table:style-name="ce1" office:value-type="float" office:value="2398" calcext:value-type="float">
            <text:p>2398</text:p>
          </table:table-cell>
          <table:table-cell table:style-name="ce1" office:value-type="float" office:value="696.23" calcext:value-type="float">
            <text:p>696.23</text:p>
          </table:table-cell>
          <table:table-cell table:formula="of:=[.$A$20]*[.A6]+[.$A$21]" office:value-type="float" office:value="639.73" calcext:value-type="float">
            <text:p>639.73</text:p>
          </table:table-cell>
          <table:table-cell table:number-columns-repeated="1021"/>
        </table:table-row>
        <table:table-row table:style-name="ro2">
          <table:table-cell table:style-name="ce1" office:value-type="float" office:value="2586" calcext:value-type="float">
            <text:p>2586</text:p>
          </table:table-cell>
          <table:table-cell table:style-name="ce1" office:value-type="float" office:value="559.5" calcext:value-type="float">
            <text:p>559.5</text:p>
          </table:table-cell>
          <table:table-cell table:formula="of:=[.$A$20]*[.A7]+[.$A$21]" office:value-type="float" office:value="677.33" calcext:value-type="float">
            <text:p>677.33</text:p>
          </table:table-cell>
          <table:table-cell table:number-columns-repeated="1021"/>
        </table:table-row>
        <table:table-row table:style-name="ro2">
          <table:table-cell table:style-name="ce1" office:value-type="float" office:value="7412" calcext:value-type="float">
            <text:p>7412</text:p>
          </table:table-cell>
          <table:table-cell table:style-name="ce1" office:value-type="float" office:value="1481.5" calcext:value-type="float">
            <text:p>1481.5</text:p>
          </table:table-cell>
          <table:table-cell table:formula="of:=[.$A$20]*[.A8]+[.$A$21]" office:value-type="float" office:value="1642.53" calcext:value-type="float">
            <text:p>1642.53</text:p>
          </table:table-cell>
          <table:table-cell table:number-columns-repeated="1021"/>
        </table:table-row>
        <table:table-row table:style-name="ro2"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474.5" calcext:value-type="float">
            <text:p>474.5</text:p>
          </table:table-cell>
          <table:table-cell table:formula="of:=[.$A$20]*[.A9]+[.$A$21]" office:value-type="float" office:value="264.53" calcext:value-type="float">
            <text:p>264.53</text:p>
          </table:table-cell>
          <table:table-cell table:number-columns-repeated="1021"/>
        </table:table-row>
        <table:table-row table:style-name="ro2">
          <table:table-cell table:style-name="ce1" office:value-type="float" office:value="1499" calcext:value-type="float">
            <text:p>1499</text:p>
          </table:table-cell>
          <table:table-cell table:style-name="ce1" office:value-type="float" office:value="737.5" calcext:value-type="float">
            <text:p>737.5</text:p>
          </table:table-cell>
          <table:table-cell table:formula="of:=[.$A$20]*[.A10]+[.$A$21]" office:value-type="float" office:value="459.93" calcext:value-type="float">
            <text:p>459.9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formula="of:=ROUND(AVERAGE([.A1:.A10]);2)" office:value-type="float" office:value="2601.11" calcext:value-type="float">
            <text:p>2601.11</text:p>
          </table:table-cell>
          <table:table-cell office:value-type="string" calcext:value-type="string">
            <text:p>← x-bar</text:p>
          </table:table-cell>
          <table:table-cell table:number-columns-repeated="1022"/>
        </table:table-row>
        <table:table-row table:style-name="ro3">
          <table:table-cell table:formula="of:=ROUND(AVERAGE([.B1:.B10]);2)" office:value-type="float" office:value="680.35" calcext:value-type="float">
            <text:p>680.35</text:p>
          </table:table-cell>
          <table:table-cell office:value-type="string" calcext:value-type="string">
            <text:p>← y-bar</text:p>
          </table:table-cell>
          <table:table-cell table:number-columns-repeated="1022"/>
        </table:table-row>
        <table:table-row table:style-name="ro3">
          <table:table-cell table:formula="of:=ROUND(PEARSON([.A2:.A10];[.B2:.B10]);2)" office:value-type="float" office:value="0.91" calcext:value-type="float">
            <text:p>0.91</text:p>
          </table:table-cell>
          <table:table-cell office:value-type="string" calcext:value-type="string">
            <text:p>← r (pearson)</text:p>
          </table:table-cell>
          <table:table-cell table:number-columns-repeated="1022"/>
        </table:table-row>
        <table:table-row table:style-name="ro3">
          <table:table-cell table:formula="of:=ROUND([.A16]^2;2)" office:value-type="float" office:value="0.83" calcext:value-type="float">
            <text:p>0.83</text:p>
          </table:table-cell>
          <table:table-cell office:value-type="string" calcext:value-type="string">
            <text:p>← r<text:span text:style-name="T1">2</text:span></text:p>
          </table:table-cell>
          <table:table-cell table:number-columns-repeated="1022"/>
        </table:table-row>
        <table:table-row table:style-name="ro3">
          <table:table-cell table:formula="of:=ROUND(COM.MICROSOFT.STDEV.S([.A2:.A10]);2)" office:value-type="float" office:value="2315.34" calcext:value-type="float">
            <text:p>2315.34</text:p>
          </table:table-cell>
          <table:table-cell office:value-type="string" calcext:value-type="string">
            <text:p>← S<text:span text:style-name="T2">x</text:span></text:p>
          </table:table-cell>
          <table:table-cell table:number-columns-repeated="1022"/>
        </table:table-row>
        <table:table-row table:style-name="ro3">
          <table:table-cell table:formula="of:=ROUND(COM.MICROSOFT.STDEV.S([.B2:.B10]);2)" office:value-type="float" office:value="508.19" calcext:value-type="float">
            <text:p>508.19</text:p>
          </table:table-cell>
          <table:table-cell office:value-type="string" calcext:value-type="string">
            <text:p>← S<text:span text:style-name="T2">y</text:span></text:p>
          </table:table-cell>
          <table:table-cell table:number-columns-repeated="1022"/>
        </table:table-row>
        <table:table-row table:style-name="ro3">
          <table:table-cell table:formula="of:=ROUND([.A16]*[.A19]/[.A18];2)" office:value-type="float" office:value="0.2" calcext:value-type="float">
            <text:p>0.2</text:p>
          </table:table-cell>
          <table:table-cell office:value-type="string" calcext:value-type="string">
            <text:p>← b (slope)</text:p>
          </table:table-cell>
          <table:table-cell table:number-columns-repeated="1022"/>
        </table:table-row>
        <table:table-row table:style-name="ro3">
          <table:table-cell table:formula="of:=ROUND([.A15]-[.A14]*[.A20];2)" office:value-type="float" office:value="160.13" calcext:value-type="float">
            <text:p>160.13</text:p>
          </table:table-cell>
          <table:table-cell office:value-type="string" calcext:value-type="string">
            <text:p>←a (y-intercep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st for 4000 miles</text:p>
          </table:table-cell>
          <table:table-cell table:formula="of:=4000*[.$A$20]+[.$A$21]" office:value-type="float" office:value="960.13" calcext:value-type="float">
            <text:p>960.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 dist for $500</text:p>
          </table:table-cell>
          <table:table-cell table:formula="of:=(500-[.A21])/[.A20]" office:value-type="float" office:value="1699.35" calcext:value-type="float">
            <text:p>1699.35</text:p>
          </table:table-cell>
          <table:table-cell table:number-columns-repeated="102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22:49:47.476625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date>2017-12-29T23:20:38.738771266</dc:date>
    <dc:creator>Sudaraka Wijesinghe</dc:creator>
    <meta:editing-duration>PT30M47S</meta:editing-duration>
    <meta:editing-cycles>13</meta:editing-cycles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54cm" svg:height="13.474cm" xlink:href=".." xlink:type="simple" chart:class="chart:scatter" chart:style-name="ch1">
        <chart:legend chart:legend-position="end" svg:x="20.044cm" svg:y="6.189cm" style:legend-expansion="high" chart:style-name="ch2"/>
        <chart:plot-area chart:style-name="ch3" table:cell-range-address="Sheet1.A1:Sheet1.C10" chart:data-source-has-labels="row" svg:x="0.479cm" svg:y="0.269cm" svg:width="19.086cm" svg:height="12.936cm">
          <chartooo:coordinate-region svg:x="1.365cm" svg:y="0.468cm" svg:width="17.563cm" svg:height="12.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7" chart:values-cell-range-address="Sheet1.C2:Sheet1.C10" chart:label-cell-address="Sheet1.C1:Sheet1.C1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 (USD)</text:p>
                <draw:g>
                  <svg:desc>Sheet1.B1:Sheet1.B1</svg:desc>
                </draw:g>
              </table:table-cell>
              <table:table-cell office:value-type="string">
                <text:p>Line of Best Fi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7">
                <text:p>337</text:p>
                <draw:g>
                  <svg:desc>Sheet1.A2:Sheet1.A10</svg:desc>
                </draw:g>
              </table:table-cell>
              <table:table-cell office:value-type="float" office:value="59.5">
                <text:p>59.5</text:p>
                <draw:g>
                  <svg:desc>Sheet1.B2:Sheet1.B10</svg:desc>
                </draw:g>
              </table:table-cell>
              <table:table-cell office:value-type="float" office:value="227.53">
                <text:p>227.53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5">
                <text:p>2565</text:p>
              </table:table-cell>
              <table:table-cell office:value-type="float" office:value="509.5">
                <text:p>509.5</text:p>
              </table:table-cell>
              <table:table-cell office:value-type="float" office:value="673.13">
                <text:p>67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7">
                <text:p>967</text:p>
              </table:table-cell>
              <table:table-cell office:value-type="float" office:value="124.5">
                <text:p>124.5</text:p>
              </table:table-cell>
              <table:table-cell office:value-type="float" office:value="353.53">
                <text:p>353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4">
                <text:p>5124</text:p>
              </table:table-cell>
              <table:table-cell office:value-type="float" office:value="1480.4">
                <text:p>1480.4</text:p>
              </table:table-cell>
              <table:table-cell office:value-type="float" office:value="1184.93">
                <text:p>1184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98">
                <text:p>2398</text:p>
              </table:table-cell>
              <table:table-cell office:value-type="float" office:value="696.23">
                <text:p>696.23</text:p>
              </table:table-cell>
              <table:table-cell office:value-type="float" office:value="639.73">
                <text:p>639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6">
                <text:p>2586</text:p>
              </table:table-cell>
              <table:table-cell office:value-type="float" office:value="559.5">
                <text:p>559.5</text:p>
              </table:table-cell>
              <table:table-cell office:value-type="float" office:value="677.33">
                <text:p>677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12">
                <text:p>7412</text:p>
              </table:table-cell>
              <table:table-cell office:value-type="float" office:value="1481.5">
                <text:p>1481.5</text:p>
              </table:table-cell>
              <table:table-cell office:value-type="float" office:value="1642.53">
                <text:p>1642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2">
                <text:p>522</text:p>
              </table:table-cell>
              <table:table-cell office:value-type="float" office:value="474.5">
                <text:p>474.5</text:p>
              </table:table-cell>
              <table:table-cell office:value-type="float" office:value="264.53">
                <text:p>264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9">
                <text:p>1499</text:p>
              </table:table-cell>
              <table:table-cell office:value-type="float" office:value="737.5">
                <text:p>737.5</text:p>
              </table:table-cell>
              <table:table-cell office:value-type="float" office:value="459.93">
                <text:p>459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